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5252in"/>
    </style:style>
    <style:style style:name="co6" style:family="table-column">
      <style:table-column-properties fo:break-before="auto" style:column-width="0.7102in"/>
    </style:style>
    <style:style style:name="co7" style:family="table-column">
      <style:table-column-properties fo:break-before="auto" style:column-width="0.6465in"/>
    </style:style>
    <style:style style:name="co8" style:family="table-column">
      <style:table-column-properties fo:break-before="auto" style:column-width="0.571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95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_file" table:style-name="ta1">
        <table:shapes>
          <draw:frame draw:z-index="0" draw:style-name="gr1" draw:text-style-name="P1" svg:width="4.4063in" svg:height="2.4575in" svg:x="10.1728in" svg:y="2.615in">
            <draw:object draw:notify-on-update-of-ranges="output_file.S3:output_file.S8 output_file.T3:output_file.T8 output_file.U3:output_file.U8 output_file.V3:output_file.V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8" table:number-columns-repeated="3" table:default-cell-style-name="Default"/>
        <table:table-column table:style-name="co9" table:number-columns-repeated="5" table:default-cell-style-name="Default"/>
        <table:table-row table:style-name="ro1">
          <table:table-cell table:style-name="ce1" office:value-type="string" calcext:value-type="string">
            <text:p>cache mode</text:p>
          </table:table-cell>
          <table:table-cell table:style-name="ce1" office:value-type="string" calcext:value-type="string">
            <text:p>Cache size</text:p>
          </table:table-cell>
          <table:table-cell table:style-name="ce1" office:value-type="string" calcext:value-type="string">
            <text:p>Line size</text:p>
          </table:table-cell>
          <table:table-cell table:style-name="ce1" office:value-type="string" calcext:value-type="string">
            <text:p>Total misses</text:p>
          </table:table-cell>
          <table:table-cell table:style-name="ce1" office:value-type="string" calcext:value-type="string">
            <text:p>Total hits</text:p>
          </table:table-cell>
          <table:table-cell table:style-name="ce1" office:value-type="string" calcext:value-type="string">
            <text:p>Miss Rate</text:p>
          </table:table-cell>
          <table:table-cell table:style-name="ce1" office:value-type="string" calcext:value-type="string">
            <text:p>Memory Read Access Attempts</text:p>
          </table:table-cell>
          <table:table-cell table:style-name="ce1" office:value-type="string" calcext:value-type="string">
            <text:p>Memory Write Access Attempts</text:p>
          </table:table-cell>
          <table:table-cell table:style-name="ce1" office:value-type="string" calcext:value-type="string">
            <text:p>Total Memory Access Attempts</text:p>
          </table:table-cell>
          <table:table-cell table:style-name="ce1" office:value-type="string" calcext:value-type="string">
            <text:p>Memory reads</text:p>
          </table:table-cell>
          <table:table-cell table:style-name="ce1" office:value-type="string" calcext:value-type="string">
            <text:p>Memory writes</text:p>
          </table:table-cell>
          <table:table-cell table:style-name="ce1" office:value-type="string" calcext:value-type="string">
            <text:p>Total # of Cycles for Cache Reads</text:p>
          </table:table-cell>
          <table:table-cell table:style-name="ce1" office:value-type="string" calcext:value-type="string">
            <text:p>Total # of Cycles for Cache Writes</text:p>
          </table:table-cell>
          <table:table-cell table:style-name="ce1" office:value-type="string" calcext:value-type="string">
            <text:p>Total # of Cycles for Cache access</text:p>
          </table:table-cell>
          <table:table-cell table:style-name="ce1" office:value-type="string" calcext:value-type="string">
            <text:p>Total # of Cycles for Memory Reads</text:p>
          </table:table-cell>
          <table:table-cell table:style-name="ce1" office:value-type="string" calcext:value-type="string">
            <text:p>Total # of Cycles for Memory Writes</text:p>
          </table:table-cell>
          <table:table-cell table:style-name="ce1" office:value-type="string" calcext:value-type="string">
            <text:p>Total # of Cycles for Memory acces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b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46409" calcext:value-type="float">
            <text:p>46409</text:p>
          </table:table-cell>
          <table:table-cell office:value-type="float" office:value="21918627" calcext:value-type="float">
            <text:p>21918627</text:p>
          </table:table-cell>
          <table:table-cell table:formula="of:=([.D2]/([.D2]+[.E2]))*100" office:value-type="float" office:value="0.211285790744891" calcext:value-type="float">
            <text:p>0.211285790744891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46409" calcext:value-type="float">
            <text:p>46409</text:p>
          </table:table-cell>
          <table:table-cell office:value-type="float" office:value="25161" calcext:value-type="float">
            <text:p>25161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371272" calcext:value-type="float">
            <text:p>371272</text:p>
          </table:table-cell>
          <table:table-cell office:value-type="float" office:value="402576" calcext:value-type="float">
            <text:p>402576</text:p>
          </table:table-cell>
          <table:table-cell office:value-type="float" office:value="773848" calcext:value-type="float">
            <text:p>77384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31766" calcext:value-type="float">
            <text:p>31766</text:p>
          </table:table-cell>
          <table:table-cell office:value-type="float" office:value="21933270" calcext:value-type="float">
            <text:p>21933270</text:p>
          </table:table-cell>
          <table:table-cell table:formula="of:=([.D3]/([.D3]+[.E3]))*100" office:value-type="float" office:value="0.144620750906122" calcext:value-type="float">
            <text:p>0.144620750906122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31766" calcext:value-type="float">
            <text:p>31766</text:p>
          </table:table-cell>
          <table:table-cell office:value-type="float" office:value="16783" calcext:value-type="float">
            <text:p>16783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254128" calcext:value-type="float">
            <text:p>254128</text:p>
          </table:table-cell>
          <table:table-cell office:value-type="float" office:value="268528" calcext:value-type="float">
            <text:p>268528</text:p>
          </table:table-cell>
          <table:table-cell office:value-type="float" office:value="522656" calcext:value-type="float">
            <text:p>522656</text:p>
          </table:table-cell>
          <table:table-cell/>
          <table:table-cell table:style-name="ce1" office:value-type="float" office:value="0.2112857907" calcext:value-type="float">
            <text:p>0.2112857907</text:p>
          </table:table-cell>
          <table:table-cell table:style-name="ce1" office:value-type="float" office:value="0.164475032" calcext:value-type="float">
            <text:p>0.164475032</text:p>
          </table:table-cell>
          <table:table-cell table:style-name="ce1" office:value-type="float" office:value="0.1430455202" calcext:value-type="float">
            <text:p>0.1430455202</text:p>
          </table:table-cell>
          <table:table-cell table:style-name="ce1" office:value-type="float" office:value="0.132296619" calcext:value-type="float">
            <text:p>0.132296619</text:p>
          </table:table-cell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25031" calcext:value-type="float">
            <text:p>25031</text:p>
          </table:table-cell>
          <table:table-cell office:value-type="float" office:value="21940005" calcext:value-type="float">
            <text:p>21940005</text:p>
          </table:table-cell>
          <table:table-cell table:formula="of:=([.D4]/([.D4]+[.E4]))*100" office:value-type="float" office:value="0.113958383678497" calcext:value-type="float">
            <text:p>0.113958383678497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25031" calcext:value-type="float">
            <text:p>25031</text:p>
          </table:table-cell>
          <table:table-cell office:value-type="float" office:value="12783" calcext:value-type="float">
            <text:p>12783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200248" calcext:value-type="float">
            <text:p>200248</text:p>
          </table:table-cell>
          <table:table-cell office:value-type="float" office:value="204528" calcext:value-type="float">
            <text:p>204528</text:p>
          </table:table-cell>
          <table:table-cell office:value-type="float" office:value="404776" calcext:value-type="float">
            <text:p>404776</text:p>
          </table:table-cell>
          <table:table-cell/>
          <table:table-cell table:style-name="ce1" office:value-type="float" office:value="0.1446207509" calcext:value-type="float">
            <text:p>0.1446207509</text:p>
          </table:table-cell>
          <table:table-cell table:style-name="ce1" office:value-type="float" office:value="0.1039652291" calcext:value-type="float">
            <text:p>0.1039652291</text:p>
          </table:table-cell>
          <table:table-cell table:style-name="ce1" office:value-type="float" office:value="0.08359649399" calcext:value-type="float">
            <text:p>0.08359649399</text:p>
          </table:table-cell>
          <table:table-cell table:style-name="ce1" office:value-type="float" office:value="0.07094456845" calcext:value-type="float">
            <text:p>0.07094456845</text:p>
          </table:table-cell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21337" calcext:value-type="float">
            <text:p>21337</text:p>
          </table:table-cell>
          <table:table-cell office:value-type="float" office:value="21943699" calcext:value-type="float">
            <text:p>21943699</text:p>
          </table:table-cell>
          <table:table-cell table:formula="of:=([.D5]/([.D5]+[.E5]))*100" office:value-type="float" office:value="0.0971407467759215" calcext:value-type="float">
            <text:p>0.097140746775922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21337" calcext:value-type="float">
            <text:p>21337</text:p>
          </table:table-cell>
          <table:table-cell office:value-type="float" office:value="10428" calcext:value-type="float">
            <text:p>10428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170696" calcext:value-type="float">
            <text:p>170696</text:p>
          </table:table-cell>
          <table:table-cell office:value-type="float" office:value="166848" calcext:value-type="float">
            <text:p>166848</text:p>
          </table:table-cell>
          <table:table-cell office:value-type="float" office:value="337544" calcext:value-type="float">
            <text:p>337544</text:p>
          </table:table-cell>
          <table:table-cell/>
          <table:table-cell table:style-name="ce1" office:value-type="float" office:value="0.1139583837" calcext:value-type="float">
            <text:p>0.1139583837</text:p>
          </table:table-cell>
          <table:table-cell table:style-name="ce1" office:value-type="float" office:value="0.07330741457" calcext:value-type="float">
            <text:p>0.07330741457</text:p>
          </table:table-cell>
          <table:table-cell table:style-name="ce1" office:value-type="float" office:value="0.05582508492" calcext:value-type="float">
            <text:p>0.05582508492</text:p>
          </table:table-cell>
          <table:table-cell table:style-name="ce1" office:value-type="float" office:value="0.02842699643" calcext:value-type="float">
            <text:p>0.02842699643</text:p>
          </table:table-cell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8984" calcext:value-type="float">
            <text:p>18984</text:p>
          </table:table-cell>
          <table:table-cell office:value-type="float" office:value="21946052" calcext:value-type="float">
            <text:p>21946052</text:p>
          </table:table-cell>
          <table:table-cell table:formula="of:=([.D6]/([.D6]+[.E6]))*100" office:value-type="float" office:value="0.0864282671788018" calcext:value-type="float">
            <text:p>0.086428267178802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8984" calcext:value-type="float">
            <text:p>18984</text:p>
          </table:table-cell>
          <table:table-cell office:value-type="float" office:value="9316" calcext:value-type="float">
            <text:p>9316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151872" calcext:value-type="float">
            <text:p>151872</text:p>
          </table:table-cell>
          <table:table-cell office:value-type="float" office:value="149056" calcext:value-type="float">
            <text:p>149056</text:p>
          </table:table-cell>
          <table:table-cell office:value-type="float" office:value="300928" calcext:value-type="float">
            <text:p>300928</text:p>
          </table:table-cell>
          <table:table-cell/>
          <table:table-cell table:style-name="ce1" office:value-type="float" office:value="0.09714074678" calcext:value-type="float">
            <text:p>0.09714074678</text:p>
          </table:table-cell>
          <table:table-cell table:style-name="ce1" office:value-type="float" office:value="0.07017061115" calcext:value-type="float">
            <text:p>0.07017061115</text:p>
          </table:table-cell>
          <table:table-cell table:style-name="ce1" office:value-type="float" office:value="0.02873657935" calcext:value-type="float">
            <text:p>0.02873657935</text:p>
          </table:table-cell>
          <table:table-cell table:style-name="ce1" office:value-type="float" office:value="0.0108490603" calcext:value-type="float">
            <text:p>0.0108490603</text:p>
          </table:table-cell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17324" calcext:value-type="float">
            <text:p>17324</text:p>
          </table:table-cell>
          <table:table-cell office:value-type="float" office:value="21947712" calcext:value-type="float">
            <text:p>21947712</text:p>
          </table:table-cell>
          <table:table-cell table:formula="of:=([.D7]/([.D7]+[.E7]))*100" office:value-type="float" office:value="0.0788708017596693" calcext:value-type="float">
            <text:p>0.078870801759669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7324" calcext:value-type="float">
            <text:p>17324</text:p>
          </table:table-cell>
          <table:table-cell office:value-type="float" office:value="8384" calcext:value-type="float">
            <text:p>8384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138592" calcext:value-type="float">
            <text:p>138592</text:p>
          </table:table-cell>
          <table:table-cell office:value-type="float" office:value="134144" calcext:value-type="float">
            <text:p>134144</text:p>
          </table:table-cell>
          <table:table-cell office:value-type="float" office:value="272736" calcext:value-type="float">
            <text:p>272736</text:p>
          </table:table-cell>
          <table:table-cell/>
          <table:table-cell table:style-name="ce1" office:value-type="float" office:value="0.08642826718" calcext:value-type="float">
            <text:p>0.08642826718</text:p>
          </table:table-cell>
          <table:table-cell table:style-name="ce1" office:value-type="float" office:value="0.04414743504" calcext:value-type="float">
            <text:p>0.04414743504</text:p>
          </table:table-cell>
          <table:table-cell table:style-name="ce1" office:value-type="float" office:value="0.005681757134" calcext:value-type="float">
            <text:p>0.005681757134</text:p>
          </table:table-cell>
          <table:table-cell table:style-name="ce1" office:value-type="float" office:value="0.005363068834" calcext:value-type="float">
            <text:p>0.005363068834</text:p>
          </table:table-cell>
        </table:table-row>
        <table:table-row table:style-name="ro2">
          <table:table-cell table:number-columns-repeated="18"/>
          <table:table-cell table:style-name="ce1" office:value-type="float" office:value="0.07887080176" calcext:value-type="float">
            <text:p>0.07887080176</text:p>
          </table:table-cell>
          <table:table-cell table:style-name="ce1" office:value-type="float" office:value="0.003104934588" calcext:value-type="float">
            <text:p>0.003104934588</text:p>
          </table:table-cell>
          <table:table-cell table:number-columns-repeated="2" table:style-name="ce1" office:value-type="float" office:value="0.002749824767" calcext:value-type="float">
            <text:p>0.002749824767</text:p>
          </table:table-cell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36127" calcext:value-type="float">
            <text:p>36127</text:p>
          </table:table-cell>
          <table:table-cell office:value-type="float" office:value="21928909" calcext:value-type="float">
            <text:p>21928909</text:p>
          </table:table-cell>
          <table:table-cell table:formula="of:=([.D9]/([.D9]+[.E9]))*100" office:value-type="float" office:value="0.164475032046385" calcext:value-type="float">
            <text:p>0.164475032046385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36127" calcext:value-type="float">
            <text:p>36127</text:p>
          </table:table-cell>
          <table:table-cell office:value-type="float" office:value="20700" calcext:value-type="float">
            <text:p>20700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289016" calcext:value-type="float">
            <text:p>289016</text:p>
          </table:table-cell>
          <table:table-cell office:value-type="float" office:value="331200" calcext:value-type="float">
            <text:p>331200</text:p>
          </table:table-cell>
          <table:table-cell office:value-type="float" office:value="620216" calcext:value-type="float">
            <text:p>6202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b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22836" calcext:value-type="float">
            <text:p>22836</text:p>
          </table:table-cell>
          <table:table-cell office:value-type="float" office:value="21942200" calcext:value-type="float">
            <text:p>21942200</text:p>
          </table:table-cell>
          <table:table-cell table:formula="of:=([.D10]/([.D10]+[.E10]))*100" office:value-type="float" office:value="0.103965229103198" calcext:value-type="float">
            <text:p>0.103965229103198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22836" calcext:value-type="float">
            <text:p>22836</text:p>
          </table:table-cell>
          <table:table-cell office:value-type="float" office:value="12526" calcext:value-type="float">
            <text:p>12526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182688" calcext:value-type="float">
            <text:p>182688</text:p>
          </table:table-cell>
          <table:table-cell office:value-type="float" office:value="200416" calcext:value-type="float">
            <text:p>200416</text:p>
          </table:table-cell>
          <table:table-cell office:value-type="float" office:value="383104" calcext:value-type="float">
            <text:p>3831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16102" calcext:value-type="float">
            <text:p>16102</text:p>
          </table:table-cell>
          <table:table-cell office:value-type="float" office:value="21948934" calcext:value-type="float">
            <text:p>21948934</text:p>
          </table:table-cell>
          <table:table-cell table:formula="of:=([.D11]/([.D11]+[.E11]))*100" office:value-type="float" office:value="0.073307414565585" calcext:value-type="float">
            <text:p>0.073307414565585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6102" calcext:value-type="float">
            <text:p>16102</text:p>
          </table:table-cell>
          <table:table-cell office:value-type="float" office:value="8314" calcext:value-type="float">
            <text:p>8314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128816" calcext:value-type="float">
            <text:p>128816</text:p>
          </table:table-cell>
          <table:table-cell office:value-type="float" office:value="133024" calcext:value-type="float">
            <text:p>133024</text:p>
          </table:table-cell>
          <table:table-cell office:value-type="float" office:value="261840" calcext:value-type="float">
            <text:p>26184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5413" calcext:value-type="float">
            <text:p>15413</text:p>
          </table:table-cell>
          <table:table-cell office:value-type="float" office:value="21949623" calcext:value-type="float">
            <text:p>21949623</text:p>
          </table:table-cell>
          <table:table-cell table:formula="of:=([.D12]/([.D12]+[.E12]))*100" office:value-type="float" office:value="0.0701706111476439" calcext:value-type="float">
            <text:p>0.070170611147644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5413" calcext:value-type="float">
            <text:p>15413</text:p>
          </table:table-cell>
          <table:table-cell office:value-type="float" office:value="8122" calcext:value-type="float">
            <text:p>8122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123304" calcext:value-type="float">
            <text:p>123304</text:p>
          </table:table-cell>
          <table:table-cell office:value-type="float" office:value="129952" calcext:value-type="float">
            <text:p>129952</text:p>
          </table:table-cell>
          <table:table-cell office:value-type="float" office:value="253256" calcext:value-type="float">
            <text:p>253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9697" calcext:value-type="float">
            <text:p>9697</text:p>
          </table:table-cell>
          <table:table-cell office:value-type="float" office:value="21955339" calcext:value-type="float">
            <text:p>21955339</text:p>
          </table:table-cell>
          <table:table-cell table:formula="of:=([.D13]/([.D13]+[.E13]))*100" office:value-type="float" office:value="0.0441474350417636" calcext:value-type="float">
            <text:p>0.044147435041764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9697" calcext:value-type="float">
            <text:p>9697</text:p>
          </table:table-cell>
          <table:table-cell office:value-type="float" office:value="4211" calcext:value-type="float">
            <text:p>4211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77576" calcext:value-type="float">
            <text:p>77576</text:p>
          </table:table-cell>
          <table:table-cell office:value-type="float" office:value="67376" calcext:value-type="float">
            <text:p>67376</text:p>
          </table:table-cell>
          <table:table-cell office:value-type="float" office:value="144952" calcext:value-type="float">
            <text:p>14495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682" calcext:value-type="float">
            <text:p>682</text:p>
          </table:table-cell>
          <table:table-cell office:value-type="float" office:value="21964354" calcext:value-type="float">
            <text:p>21964354</text:p>
          </table:table-cell>
          <table:table-cell table:formula="of:=([.D14]/([.D14]+[.E14]))*100" office:value-type="float" office:value="0.00310493458786045" calcext:value-type="float">
            <text:p>0.00310493458786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682" calcext:value-type="float">
            <text:p>682</text:p>
          </table:table-cell>
          <table:table-cell office:value-type="float" office:value="57" calcext:value-type="float">
            <text:p>57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5456" calcext:value-type="float">
            <text:p>5456</text:p>
          </table:table-cell>
          <table:table-cell office:value-type="float" office:value="912" calcext:value-type="float">
            <text:p>912</text:p>
          </table:table-cell>
          <table:table-cell office:value-type="float" office:value="6368" calcext:value-type="float">
            <text:p>6368</text:p>
          </table:table-cell>
          <table:table-cell table:number-columns-repeated="5"/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31420" calcext:value-type="float">
            <text:p>31420</text:p>
          </table:table-cell>
          <table:table-cell office:value-type="float" office:value="21933616" calcext:value-type="float">
            <text:p>21933616</text:p>
          </table:table-cell>
          <table:table-cell table:formula="of:=([.D16]/([.D16]+[.E16]))*100" office:value-type="float" office:value="0.143045520162134" calcext:value-type="float">
            <text:p>0.143045520162134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31420" calcext:value-type="float">
            <text:p>31420</text:p>
          </table:table-cell>
          <table:table-cell office:value-type="float" office:value="18510" calcext:value-type="float">
            <text:p>18510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251360" calcext:value-type="float">
            <text:p>251360</text:p>
          </table:table-cell>
          <table:table-cell office:value-type="float" office:value="296160" calcext:value-type="float">
            <text:p>296160</text:p>
          </table:table-cell>
          <table:table-cell office:value-type="float" office:value="547520" calcext:value-type="float">
            <text:p>5475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18362" calcext:value-type="float">
            <text:p>18362</text:p>
          </table:table-cell>
          <table:table-cell office:value-type="float" office:value="21946674" calcext:value-type="float">
            <text:p>21946674</text:p>
          </table:table-cell>
          <table:table-cell table:formula="of:=([.D17]/([.D17]+[.E17]))*100" office:value-type="float" office:value="0.0835964939916329" calcext:value-type="float">
            <text:p>0.083596493991633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8362" calcext:value-type="float">
            <text:p>18362</text:p>
          </table:table-cell>
          <table:table-cell office:value-type="float" office:value="10287" calcext:value-type="float">
            <text:p>10287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146896" calcext:value-type="float">
            <text:p>146896</text:p>
          </table:table-cell>
          <table:table-cell office:value-type="float" office:value="164592" calcext:value-type="float">
            <text:p>164592</text:p>
          </table:table-cell>
          <table:table-cell office:value-type="float" office:value="311488" calcext:value-type="float">
            <text:p>311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b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2262" calcext:value-type="float">
            <text:p>12262</text:p>
          </table:table-cell>
          <table:table-cell office:value-type="float" office:value="21952774" calcext:value-type="float">
            <text:p>21952774</text:p>
          </table:table-cell>
          <table:table-cell table:formula="of:=([.D18]/([.D18]+[.E18]))*100" office:value-type="float" office:value="0.0558250849213268" calcext:value-type="float">
            <text:p>0.055825084921327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2262" calcext:value-type="float">
            <text:p>12262</text:p>
          </table:table-cell>
          <table:table-cell office:value-type="float" office:value="6033" calcext:value-type="float">
            <text:p>6033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98096" calcext:value-type="float">
            <text:p>98096</text:p>
          </table:table-cell>
          <table:table-cell office:value-type="float" office:value="96528" calcext:value-type="float">
            <text:p>96528</text:p>
          </table:table-cell>
          <table:table-cell office:value-type="float" office:value="194624" calcext:value-type="float">
            <text:p>1946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6312" calcext:value-type="float">
            <text:p>6312</text:p>
          </table:table-cell>
          <table:table-cell office:value-type="float" office:value="21958724" calcext:value-type="float">
            <text:p>21958724</text:p>
          </table:table-cell>
          <table:table-cell table:formula="of:=([.D19]/([.D19]+[.E19]))*100" office:value-type="float" office:value="0.0287365793527495" calcext:value-type="float">
            <text:p>0.02873657935275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6312" calcext:value-type="float">
            <text:p>6312</text:p>
          </table:table-cell>
          <table:table-cell office:value-type="float" office:value="2707" calcext:value-type="float">
            <text:p>2707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50496" calcext:value-type="float">
            <text:p>50496</text:p>
          </table:table-cell>
          <table:table-cell office:value-type="float" office:value="43312" calcext:value-type="float">
            <text:p>43312</text:p>
          </table:table-cell>
          <table:table-cell office:value-type="float" office:value="93808" calcext:value-type="float">
            <text:p>938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  <table:table-cell office:value-type="float" office:value="1248" calcext:value-type="float">
            <text:p>1248</text:p>
          </table:table-cell>
          <table:table-cell office:value-type="float" office:value="21963788" calcext:value-type="float">
            <text:p>21963788</text:p>
          </table:table-cell>
          <table:table-cell table:formula="of:=([.D20]/([.D20]+[.E20]))*100" office:value-type="float" office:value="0.00568175713438394" calcext:value-type="float">
            <text:p>0.005681757134384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248" calcext:value-type="float">
            <text:p>1248</text:p>
          </table:table-cell>
          <table:table-cell office:value-type="float" office:value="68" calcext:value-type="float">
            <text:p>68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9984" calcext:value-type="float">
            <text:p>9984</text:p>
          </table:table-cell>
          <table:table-cell office:value-type="float" office:value="1088" calcext:value-type="float">
            <text:p>1088</text:p>
          </table:table-cell>
          <table:table-cell office:value-type="float" office:value="11072" calcext:value-type="float">
            <text:p>1107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16384" calcext:value-type="float">
            <text:p>16384</text:p>
          </table:table-cell>
          <table:table-cell office:value-type="float" office:value="604" calcext:value-type="float">
            <text:p>604</text:p>
          </table:table-cell>
          <table:table-cell office:value-type="float" office:value="21964432" calcext:value-type="float">
            <text:p>21964432</text:p>
          </table:table-cell>
          <table:table-cell table:formula="of:=([.D21]/([.D21]+[.E21]))*100" office:value-type="float" office:value="0.00274982476696146" calcext:value-type="float">
            <text:p>0.002749824766961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4832" calcext:value-type="float">
            <text:p>4832</text:p>
          </table:table-cell>
          <table:table-cell office:value-type="float" office:value="0" calcext:value-type="float">
            <text:p>0</text:p>
          </table:table-cell>
          <table:table-cell office:value-type="float" office:value="4832" calcext:value-type="float">
            <text:p>4832</text:p>
          </table:table-cell>
          <table:table-cell table:number-columns-repeated="5"/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29059" calcext:value-type="float">
            <text:p>29059</text:p>
          </table:table-cell>
          <table:table-cell office:value-type="float" office:value="21935977" calcext:value-type="float">
            <text:p>21935977</text:p>
          </table:table-cell>
          <table:table-cell table:formula="of:=([.D23]/([.D23]+[.E23]))*100" office:value-type="float" office:value="0.132296619044922" calcext:value-type="float">
            <text:p>0.132296619044922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29059" calcext:value-type="float">
            <text:p>29059</text:p>
          </table:table-cell>
          <table:table-cell office:value-type="float" office:value="17351" calcext:value-type="float">
            <text:p>17351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232472" calcext:value-type="float">
            <text:p>232472</text:p>
          </table:table-cell>
          <table:table-cell office:value-type="float" office:value="277616" calcext:value-type="float">
            <text:p>277616</text:p>
          </table:table-cell>
          <table:table-cell office:value-type="float" office:value="510088" calcext:value-type="float">
            <text:p>5100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15583" calcext:value-type="float">
            <text:p>15583</text:p>
          </table:table-cell>
          <table:table-cell office:value-type="float" office:value="21949453" calcext:value-type="float">
            <text:p>21949453</text:p>
          </table:table-cell>
          <table:table-cell table:formula="of:=([.D24]/([.D24]+[.E24]))*100" office:value-type="float" office:value="0.0709445684496033" calcext:value-type="float">
            <text:p>0.070944568449603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5583" calcext:value-type="float">
            <text:p>15583</text:p>
          </table:table-cell>
          <table:table-cell office:value-type="float" office:value="7271" calcext:value-type="float">
            <text:p>7271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124664" calcext:value-type="float">
            <text:p>124664</text:p>
          </table:table-cell>
          <table:table-cell office:value-type="float" office:value="116336" calcext:value-type="float">
            <text:p>116336</text:p>
          </table:table-cell>
          <table:table-cell office:value-type="float" office:value="241000" calcext:value-type="float">
            <text:p>241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6244" calcext:value-type="float">
            <text:p>6244</text:p>
          </table:table-cell>
          <table:table-cell office:value-type="float" office:value="21958792" calcext:value-type="float">
            <text:p>21958792</text:p>
          </table:table-cell>
          <table:table-cell table:formula="of:=([.D25]/([.D25]+[.E25]))*100" office:value-type="float" office:value="0.0284269964319658" calcext:value-type="float">
            <text:p>0.028426996431966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6244" calcext:value-type="float">
            <text:p>6244</text:p>
          </table:table-cell>
          <table:table-cell office:value-type="float" office:value="1190" calcext:value-type="float">
            <text:p>1190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49952" calcext:value-type="float">
            <text:p>49952</text:p>
          </table:table-cell>
          <table:table-cell office:value-type="float" office:value="19040" calcext:value-type="float">
            <text:p>19040</text:p>
          </table:table-cell>
          <table:table-cell office:value-type="float" office:value="68992" calcext:value-type="float">
            <text:p>689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b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2383" calcext:value-type="float">
            <text:p>2383</text:p>
          </table:table-cell>
          <table:table-cell office:value-type="float" office:value="21962653" calcext:value-type="float">
            <text:p>21962653</text:p>
          </table:table-cell>
          <table:table-cell table:formula="of:=([.D26]/([.D26]+[.E26]))*100" office:value-type="float" office:value="0.0108490602974655" calcext:value-type="float">
            <text:p>0.010849060297466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2383" calcext:value-type="float">
            <text:p>2383</text:p>
          </table:table-cell>
          <table:table-cell office:value-type="float" office:value="86" calcext:value-type="float">
            <text:p>86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19064" calcext:value-type="float">
            <text:p>19064</text:p>
          </table:table-cell>
          <table:table-cell office:value-type="float" office:value="1376" calcext:value-type="float">
            <text:p>1376</text:p>
          </table:table-cell>
          <table:table-cell office:value-type="float" office:value="20440" calcext:value-type="float">
            <text:p>2044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1178" calcext:value-type="float">
            <text:p>1178</text:p>
          </table:table-cell>
          <table:table-cell office:value-type="float" office:value="21963858" calcext:value-type="float">
            <text:p>21963858</text:p>
          </table:table-cell>
          <table:table-cell table:formula="of:=([.D27]/([.D27]+[.E27]))*100" office:value-type="float" office:value="0.00536306883357715" calcext:value-type="float">
            <text:p>0.005363068833577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9424" calcext:value-type="float">
            <text:p>9424</text:p>
          </table:table-cell>
          <table:table-cell office:value-type="float" office:value="0" calcext:value-type="float">
            <text:p>0</text:p>
          </table:table-cell>
          <table:table-cell office:value-type="float" office:value="9424" calcext:value-type="float">
            <text:p>94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604" calcext:value-type="float">
            <text:p>604</text:p>
          </table:table-cell>
          <table:table-cell office:value-type="float" office:value="21964432" calcext:value-type="float">
            <text:p>21964432</text:p>
          </table:table-cell>
          <table:table-cell table:formula="of:=([.D28]/([.D28]+[.E28]))*100" office:value-type="float" office:value="0.00274982476696146" calcext:value-type="float">
            <text:p>0.002749824766961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4832" calcext:value-type="float">
            <text:p>4832</text:p>
          </table:table-cell>
          <table:table-cell office:value-type="float" office:value="0" calcext:value-type="float">
            <text:p>0</text:p>
          </table:table-cell>
          <table:table-cell office:value-type="float" office:value="4832" calcext:value-type="float">
            <text:p>483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 style:data-style-name="N2" text:time-value="16:54:18.1010997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13T18:22:06.510629107</dc:date>
    <meta:editing-duration>PT1H37M8S</meta:editing-duration>
    <meta:editing-cycles>7</meta:editing-cycles>
    <meta:generator>LibreOffice/6.4.2.2$Linux_X86_64 LibreOffice_project/40$Build-2</meta:generator>
    <meta:document-statistic meta:table-count="1" meta:cell-count="449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193cm" svg:height="6.243cm" xlink:href=".." xlink:type="simple" chart:class="chart:line" chart:style-name="ch1">
        <chart:legend chart:legend-position="end" svg:x="8.341cm" svg:y="2.075cm" style:legend-expansion="high" chart:style-name="ch2"/>
        <chart:plot-area chart:style-name="ch3" table:cell-range-address="output_file.S3:output_file.V8" svg:x="0.223cm" svg:y="0.124cm" svg:width="7.895cm" svg:height="5.995cm">
          <chartooo:coordinate-region svg:x="1.135cm" svg:y="0.323cm" svg:width="6.889cm" svg:height="5.1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put_file.S3:output_file.S8" chart:class="chart:line">
            <chart:data-point chart:repeated="6"/>
          </chart:series>
          <chart:series chart:style-name="ch7" chart:values-cell-range-address="output_file.T3:output_file.T8" chart:class="chart:line">
            <chart:data-point chart:repeated="6"/>
          </chart:series>
          <chart:series chart:style-name="ch8" chart:values-cell-range-address="output_file.U3:output_file.U8" chart:class="chart:line">
            <chart:data-point chart:repeated="6"/>
          </chart:series>
          <chart:series chart:style-name="ch9" chart:values-cell-range-address="output_file.V3:output_file.V8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112857907">
                <text:p>0.2112857907</text:p>
                <draw:g>
                  <svg:desc>output_file.S3:output_file.S8</svg:desc>
                </draw:g>
              </table:table-cell>
              <table:table-cell office:value-type="float" office:value="0.164475032">
                <text:p>0.164475032</text:p>
                <draw:g>
                  <svg:desc>output_file.T3:output_file.T8</svg:desc>
                </draw:g>
              </table:table-cell>
              <table:table-cell office:value-type="float" office:value="0.1430455202">
                <text:p>0.1430455202</text:p>
                <draw:g>
                  <svg:desc>output_file.U3:output_file.U8</svg:desc>
                </draw:g>
              </table:table-cell>
              <table:table-cell office:value-type="float" office:value="0.132296619">
                <text:p>0.132296619</text:p>
                <draw:g>
                  <svg:desc>output_file.V3:output_file.V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46207509">
                <text:p>0.1446207509</text:p>
              </table:table-cell>
              <table:table-cell office:value-type="float" office:value="0.1039652291">
                <text:p>0.1039652291</text:p>
              </table:table-cell>
              <table:table-cell office:value-type="float" office:value="0.08359649399">
                <text:p>0.08359649399</text:p>
              </table:table-cell>
              <table:table-cell office:value-type="float" office:value="0.07094456845">
                <text:p>0.070944568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39583837">
                <text:p>0.1139583837</text:p>
              </table:table-cell>
              <table:table-cell office:value-type="float" office:value="0.07330741457">
                <text:p>0.07330741457</text:p>
              </table:table-cell>
              <table:table-cell office:value-type="float" office:value="0.05582508492">
                <text:p>0.05582508492</text:p>
              </table:table-cell>
              <table:table-cell office:value-type="float" office:value="0.02842699643">
                <text:p>0.028426996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714074678">
                <text:p>0.09714074678</text:p>
              </table:table-cell>
              <table:table-cell office:value-type="float" office:value="0.07017061115">
                <text:p>0.07017061115</text:p>
              </table:table-cell>
              <table:table-cell office:value-type="float" office:value="0.02873657935">
                <text:p>0.02873657935</text:p>
              </table:table-cell>
              <table:table-cell office:value-type="float" office:value="0.0108490603">
                <text:p>0.01084906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642826718">
                <text:p>0.08642826718</text:p>
              </table:table-cell>
              <table:table-cell office:value-type="float" office:value="0.04414743504">
                <text:p>0.04414743504</text:p>
              </table:table-cell>
              <table:table-cell office:value-type="float" office:value="0.005681757134">
                <text:p>0.005681757134</text:p>
              </table:table-cell>
              <table:table-cell office:value-type="float" office:value="0.005363068834">
                <text:p>0.0053630688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887080176">
                <text:p>0.07887080176</text:p>
              </table:table-cell>
              <table:table-cell office:value-type="float" office:value="0.003104934588">
                <text:p>0.003104934588</text:p>
              </table:table-cell>
              <table:table-cell office:value-type="float" office:value="0.002749824767">
                <text:p>0.002749824767</text:p>
              </table:table-cell>
              <table:table-cell office:value-type="float" office:value="0.002749824767">
                <text:p>0.0027498247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